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a57a" officeooo:paragraph-rsid="000fa57a" style:font-size-asian="17.5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fa57a" officeooo:paragraph-rsid="000fa57a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0c04f" officeooo:paragraph-rsid="0010c04f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2a606" officeooo:paragraph-rsid="0012a60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36642" officeooo:paragraph-rsid="00136642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533e0" officeooo:paragraph-rsid="001533e0" style:font-size-asian="10.5pt" style:font-size-complex="12pt"/>
    </style:style>
    <style:style style:name="T1" style:family="text">
      <style:text-properties officeooo:rsid="0010c04f"/>
    </style:style>
    <style:style style:name="T2" style:family="text">
      <style:text-properties officeooo:rsid="0012a606"/>
    </style:style>
    <style:style style:name="T3" style:family="text">
      <style:text-properties officeooo:rsid="00136642"/>
    </style:style>
    <style:style style:name="T4" style:family="text">
      <style:text-properties officeooo:rsid="001533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t 3 Backlog</text:p>
      <text:p text:style-name="P1"/>
      <text:p text:style-name="P1"/>
      <text:p text:style-name="P2">POR – Modelar as funções relacionadas às tabelas do banco de dados conforme o CRUD.</text:p>
      <text:p text:style-name="P2"/>
      <text:p text:style-name="P2">- Tabela Lanche:</text:p>
      <text:p text:style-name="P2"/>
      <text:p text:style-name="P2">C: Cadastrar <text:span text:style-name="T1">l</text:span>anche. O dono do estabelecimento deverá informar o nome e o preço. A descrição será opcional.</text:p>
      <text:p text:style-name="P2"/>
      <text:p text:style-name="P2">R: Exibir lanche. Essa função exibirá somente o nome do lanche e seu valor no cardápio, sendo então uma lista com vários lanche. <text:span text:style-name="T1">Ao clicar em um lanche específico, sua exibirá então somente ele, mostrando também a descrição.</text:span></text:p>
      <text:p text:style-name="P2"/>
      <text:p text:style-name="P3">U: Atualizar lanche. Ao selecionar um lanche em específico, deve ser possível editá-lo (nome, descrição ou valor).</text:p>
      <text:p text:style-name="P3"/>
      <text:p text:style-name="P3">D: Remover lanche. Uma confirmação da ação deve ser pedida. Ao deletar, ele será completamente removido do sistema.</text:p>
      <text:p text:style-name="P3"/>
      <text:p text:style-name="P3"/>
      <text:p text:style-name="P3">- <text:span text:style-name="T2">Tabela Pedido:</text:span></text:p>
      <text:p text:style-name="P3"/>
      <text:p text:style-name="P4">C: Fazer pedido. Para que um pedido seja feito, os lanches, suas quantidades e o ID do cliente deverão ser inseridos. A data que o pedido foi feito será adicionada automaticamente.</text:p>
      <text:p text:style-name="P4"/>
      <text:p text:style-name="P4">R: Mostrar Pedidos. Os pedidos serão armazenados num histórico de pedidos, exibidos em formato de lista</text:p>
      <text:p text:style-name="P4"/>
      <text:p text:style-name="P4">U:</text:p>
      <text:p text:style-name="P4"/>
      <text:p text:style-name="P4">D: Remover pedido. Em caso de cancelamento o pedido deve ser removido, tanto da base de dados quanto do histórico exibido no app.</text:p>
      <text:p text:style-name="P3"/>
      <text:p text:style-name="P3">- <text:span text:style-name="T2">Tabela Cliente:</text:span></text:p>
      <text:p text:style-name="P3"/>
      <text:p text:style-name="P4">C: Cadastrar cliente. <text:span text:style-name="T3">Para cadastrar um cliente, deverá ser incluído seu nome, seu sobrenome e número de telefone</text:span></text:p>
      <text:p text:style-name="P4"/>
      <text:p text:style-name="P5">R: Exibir cliente. Todos os clientes serão exibidos em formato de lista</text:p>
      <text:p text:style-name="P5"/>
      <text:p text:style-name="P5"><text:span text:style-name="T4">U</text:span>: Atualizar cadastro. <text:span text:style-name="T4">O cadastro de qualquer cliente poderá ser atualizado, alterando qualquer um dos campos</text:span></text:p>
      <text:p text:style-name="P3"/>
      <text:p text:style-name="P6">D: Remover cliente. Ao escolher remover um cliente da base de dados uma mensagem de confirmação será exibida, evitando “missclicks”</text:p>
      <text:p text:style-name="P3"/>
      <text:p text:style-name="P3"/>
      <text:p text:style-name="P3"/>
      <text:p text:style-name="P3"/>
      <text:p text:style-name="P3"><text:soft-page-break/>ENG – Model all functions related to the database following CRUD standards</text:p>
      <text:p text:style-name="P3"/>
      <text:p text:style-name="P3">- <text:span text:style-name="T4">Burguers Table:</text:span></text:p>
      <text:p text:style-name="P3"/>
      <text:p text:style-name="P6">C: Register burguer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22:08:53.248330600</meta:creation-date>
    <dc:date>2025-09-18T14:53:35.478084100</dc:date>
    <meta:editing-duration>PT1H13M3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2" meta:paragraph-count="20" meta:word-count="271" meta:character-count="1658" meta:non-whitespace-character-count="1404"/>
  </office:meta>
</office:document-meta>
</file>